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fo:min-height="0.004cm"/>
    </style:style>
    <style:style style:name="gr10" style:family="graphic" style:parent-style-name="standard">
      <style:graphic-properties draw:stroke="none" svg:stroke-color="#000000" draw:fill="none" draw:fill-color="#ffffff" fo:min-height="0.11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1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style:text-properties style:font-name="CMU Serif2" fo:font-size="10pt" fo:font-weight="normal" style:font-size-asian="18pt" style:font-weight-asian="normal" style:font-size-complex="18pt"/>
    </style:style>
    <style:style style:name="P7" style:family="paragraph">
      <loext:graphic-properties draw:fill="none" draw:fill-color="#ffffff"/>
      <style:text-properties style:font-name="CMU Serif2" fo:font-size="10pt" fo:font-weight="normal" style:font-size-asian="18pt" style:font-weight-asian="normal" style:font-size-complex="18pt"/>
    </style:style>
    <style:style style:name="P8" style:family="paragraph">
      <style:paragraph-properties fo:text-align="start"/>
      <style:text-properties style:font-name="CMU Serif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1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2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1cm">
          <text:p text:style-name="P1"><text:span text:style-name="T1">start AD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2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7cm" svg:x2="4.048cm" svg:y2="3.032cm" draw:start-shape="id1" draw:start-glue-point="2" draw:end-shape="id2" draw:end-glue-point="0" svg:d="M4056 2017v508h-8v507" svg:viewBox="0 0 9 1016">
          <text:p/>
        </draw:connector>
        <draw:custom-shape draw:style-name="gr2" draw:text-style-name="P3" xml:id="id3" draw:id="id3" draw:layer="layout" svg:width="5.08cm" svg:height="1.016cm" svg:x="8.112cm" svg:y="3.032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cm" svg:x2="8.112cm" svg:y2="3.54cm" draw:start-shape="id2" draw:start-glue-point="1" draw:end-shape="id3" draw:end-glue-point="3" svg:d="M6588 3540h1524" svg:viewBox="0 0 1525 1">
          <text:p/>
        </draw:connector>
        <draw:custom-shape draw:style-name="gr4" draw:text-style-name="P3" xml:id="id4" draw:id="id4" draw:layer="layout" svg:width="5.08cm" svg:height="2.54cm" svg:x="2.278cm" svg:y="6.33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cm" svg:x2="4.818cm" svg:y2="6.334cm" draw:start-shape="id3" draw:start-glue-point="1" draw:end-shape="id4" draw:end-glue-point="4" svg:d="M13192 3540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02cm 5.49384283795012cm)" svg:viewBox="0 0 7080 3170" draw:points="634,2959 0,2536 1691,0 6446,3170 7080,2219">
          <text:p/>
        </draw:polyline>
        <draw:line draw:style-name="gr6" draw:text-style-name="P4" draw:layer="layout" svg:x1="1cm" svg:y1="5.572cm" svg:x2="27.416cm" svg:y2="5.572cm">
          <text:p/>
        </draw:line>
        <draw:custom-shape draw:style-name="gr2" draw:text-style-name="P3" xml:id="id5" draw:id="id5" draw:layer="layout" svg:width="5.08cm" svg:height="1.016cm" svg:x="8.112cm" svg:y="7.096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7.358cm" svg:y1="7.604cm" svg:x2="8.112cm" svg:y2="7.604cm" draw:start-shape="id4" draw:start-glue-point="7" draw:end-shape="id5" draw:end-glue-point="3" svg:d="M7358 7604h754" svg:viewBox="0 0 755 1">
          <text:p text:style-name="P1"/>
        </draw:connector>
        <draw:custom-shape draw:style-name="gr2" draw:text-style-name="P3" xml:id="id6" draw:id="id6" draw:layer="layout" svg:width="5.08cm" svg:height="1.016cm" svg:x="14.716cm" svg:y="7.096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4cm" svg:x2="14.716cm" svg:y2="7.604cm" draw:start-shape="id5" draw:start-glue-point="1" draw:end-shape="id6" draw:end-glue-point="3" svg:d="M13192 7604h1524" svg:viewBox="0 0 1525 1">
          <text:p/>
        </draw:connector>
        <draw:custom-shape draw:style-name="gr4" draw:text-style-name="P3" xml:id="id7" draw:id="id7" draw:layer="layout" svg:width="5.08cm" svg:height="2.54cm" svg:x="2.27cm" svg:y="12.93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398cm" svg:x2="27.416cm" svg:y2="10.398cm">
          <text:p/>
        </draw:line>
        <draw:connector draw:style-name="gr3" draw:text-style-name="P4" draw:layer="layout" draw:line-skew="0cm -0.635cm" svg:x1="19.796cm" svg:y1="7.604cm" svg:x2="4.81cm" svg:y2="12.938cm" draw:start-shape="id6" draw:start-glue-point="1" draw:end-shape="id7" draw:end-glue-point="4" svg:d="M19796 7604h501v2286h-15487v3048" svg:viewBox="0 0 15488 5335">
          <text:p/>
        </draw:connector>
        <draw:polyline draw:style-name="gr5" draw:text-style-name="P4" draw:layer="layout" svg:width="13.853cm" svg:height="4.805cm" draw:transform="rotate (0.338070276111302) translate (-0.00202486862768046cm 9.912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38cm">
          <text:p text:style-name="P1"><text:span text:style-name="T2">pending LDR on</text:span></text:p>
          <text:p text:style-name="P1"><text:span text:style-name="T2">opd1/opd2 regist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08cm" svg:x2="8.112cm" svg:y2="14.208cm" draw:start-shape="id7" draw:start-glue-point="7" draw:end-shape="id8" svg:d="M7350 14208h762" svg:viewBox="0 0 763 1">
          <text:p/>
        </draw:connector>
        <draw:custom-shape draw:style-name="gr2" draw:text-style-name="P3" xml:id="id9" draw:id="id9" draw:layer="layout" svg:width="5.08cm" svg:height="1.016cm" svg:x="11.287cm" svg:y="10.652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38cm" svg:x2="13.827cm" svg:y2="11.668cm" draw:start-shape="id8" draw:start-glue-point="4" draw:end-shape="id9" draw:end-glue-point="2" svg:d="M10652 12938v-508h3175v-762" svg:viewBox="0 0 3176 1271">
          <text:p/>
        </draw:connector>
        <draw:line draw:style-name="gr5" draw:text-style-name="P4" draw:layer="layout" svg:x1="13.827cm" svg:y1="10.652cm" svg:x2="13.827cm" svg:y2="9.255cm">
          <text:p/>
        </draw:line>
        <draw:custom-shape draw:style-name="gr8" draw:text-style-name="P5" xml:id="id10" draw:id="id10" draw:layer="layout" svg:width="5.08cm" svg:height="1.016cm" svg:x="14.716cm" svg:y="13.7cm">
          <text:p text:style-name="P1"><text:span text:style-name="T3">read opd1/opd2 registers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08cm" svg:x2="15.116cm" svg:y2="14.208cm" draw:start-shape="id8" draw:start-glue-point="7" draw:end-shape="id10" draw:end-glue-point="9" svg:d="M13192 14208h1924" svg:viewBox="0 0 1925 1">
          <text:p/>
        </draw:connector>
        <draw:line draw:style-name="gr6" draw:text-style-name="P4" draw:layer="layout" svg:x1="1cm" svg:y1="17.002cm" svg:x2="27.416cm" svg:y2="17.002cm">
          <text:p/>
        </draw:line>
        <draw:custom-shape draw:style-name="gr4" draw:text-style-name="P3" xml:id="id12" draw:id="id12" draw:layer="layout" svg:width="5.08cm" svg:height="2.54cm" svg:x="2.27cm" svg:y="17.76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26.4cm" svg:y1="14.208cm" svg:x2="4.81cm" svg:y2="17.764cm" draw:start-shape="id11" draw:start-glue-point="1" draw:end-shape="id12" draw:end-glue-point="4" svg:d="M26400 14208h501v2286h-22091v1270" svg:viewBox="0 0 22092 3557">
          <text:p/>
        </draw:connector>
        <draw:polyline draw:style-name="gr5" draw:text-style-name="P4" draw:layer="layout" svg:width="13.263cm" svg:height="4.085cm" draw:transform="rotate (0.338070276111302) translate (0.55430008297199cm 16.3212895776259cm)" svg:viewBox="0 0 13264 4086" draw:points="719,3128 0,2875 1011,0 12633,4086 13264,2289">
          <text:p/>
        </draw:polyline>
        <draw:custom-shape draw:style-name="gr2" draw:text-style-name="P3" xml:id="id13" draw:id="id13" draw:layer="layout" svg:width="5.08cm" svg:height="1.016cm" svg:x="8.112cm" svg:y="18.526cm">
          <text:p text:style-name="P1"><text:span text:style-name="T2">add operan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5.08cm" svg:height="1.016cm" svg:x="14.716cm" svg:y="18.526cm">
          <text:p text:style-name="P1"><text:span text:style-name="T2">calculate condition cod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19.034cm" svg:x2="8.112cm" svg:y2="19.034cm" draw:start-shape="id12" draw:start-glue-point="7" draw:end-shape="id13" draw:end-glue-point="3" svg:d="M7350 19034h762" svg:viewBox="0 0 763 1">
          <text:p/>
        </draw:connector>
        <draw:connector draw:style-name="gr3" draw:text-style-name="P4" draw:layer="layout" svg:x1="13.192cm" svg:y1="19.034cm" svg:x2="14.716cm" svg:y2="19.034cm" draw:start-shape="id13" draw:start-glue-point="1" draw:end-shape="id14" draw:end-glue-point="3" svg:d="M13192 19034h1524" svg:viewBox="0 0 1525 1">
          <text:p/>
        </draw:connector>
        <draw:custom-shape draw:style-name="gr2" draw:text-style-name="P3" xml:id="id11" draw:id="id11" draw:layer="layout" svg:width="5.08cm" svg:height="1.016cm" svg:x="21.32cm" svg:y="13.7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08cm" svg:x2="21.32cm" svg:y2="14.208cm" draw:start-shape="id10" draw:start-glue-point="6" draw:end-shape="id11" draw:end-glue-point="3" svg:d="M19397 14208h1923" svg:viewBox="0 0 1924 1">
          <text:p/>
        </draw:connector>
        <draw:custom-shape draw:style-name="gr2" draw:text-style-name="P3" xml:id="id15" draw:id="id15" draw:layer="layout" svg:width="5.08cm" svg:height="1.016cm" svg:x="21.32cm" svg:y="18.526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19.034cm" svg:x2="21.32cm" svg:y2="19.034cm" draw:start-shape="id14" draw:start-glue-point="1" draw:end-shape="id15" draw:end-glue-point="3" svg:d="M19796 19034h1524" svg:viewBox="0 0 1525 1">
          <text:p/>
        </draw:connector>
        <draw:line draw:style-name="gr6" draw:text-style-name="P4" draw:layer="layout" svg:x1="1cm" svg:y1="21.828cm" svg:x2="27.416cm" svg:y2="21.828cm">
          <text:p/>
        </draw:line>
        <draw:custom-shape draw:style-name="gr4" draw:text-style-name="P3" xml:id="id16" draw:id="id16" draw:layer="layout" svg:width="5.08cm" svg:height="2.54cm" svg:x="2.27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5cm" svg:x1="26.4cm" svg:y1="19.034cm" svg:x2="4.81cm" svg:y2="24.368cm" draw:start-shape="id15" draw:start-glue-point="1" draw:end-shape="id16" draw:end-glue-point="4" svg:d="M26400 19034h501v2286h-22091v3048" svg:viewBox="0 0 22092 5335">
          <text:p/>
        </draw:connector>
        <draw:custom-shape draw:style-name="gr4" draw:text-style-name="P3" xml:id="id17" draw:id="id17" draw:layer="layout" svg:width="5.08cm" svg:height="2.54cm" svg:x="8.112cm" svg:y="24.368cm">
          <text:p text:style-name="P1"><text:span text:style-name="T2">pending LDR on</text:span></text:p>
          <text:p text:style-name="P1"><text:span text:style-name="T2">destination regi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25.638cm" svg:x2="8.112cm" svg:y2="25.638cm" draw:start-shape="id16" draw:start-glue-point="7" draw:end-shape="id17" draw:end-glue-point="5" svg:d="M7350 25638h762" svg:viewBox="0 0 763 1">
          <text:p/>
        </draw:connector>
        <draw:custom-shape draw:style-name="gr8" draw:text-style-name="P5" xml:id="id18" draw:id="id18" draw:layer="layout" svg:width="5.08cm" svg:height="1.016cm" svg:x="14.716cm" svg:y="25.13cm">
          <text:p text:style-name="P1"><text:span text:style-name="T3">write destination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25.638cm" svg:x2="15.116cm" svg:y2="25.638cm" draw:start-shape="id17" draw:start-glue-point="7" draw:end-shape="id18" draw:end-glue-point="9" svg:d="M13192 25638h1924" svg:viewBox="0 0 1925 1">
          <text:p/>
        </draw:connector>
        <draw:custom-shape draw:style-name="gr8" draw:text-style-name="P5" xml:id="id19" draw:id="id19" draw:layer="layout" svg:width="5.08cm" svg:height="1.016cm" svg:x="21.32cm" svg:y="25.13cm">
          <text:p text:style-name="P1"><text:span text:style-name="T3">write condition code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9.397cm" svg:y1="25.638cm" svg:x2="21.72cm" svg:y2="25.638cm" draw:start-shape="id18" draw:start-glue-point="6" draw:end-shape="id19" draw:end-glue-point="9" svg:d="M19397 25638h2323" svg:viewBox="0 0 2324 1">
          <text:p/>
        </draw:connector>
        <draw:polyline draw:style-name="gr3" draw:text-style-name="P4" draw:layer="layout" svg:width="20.103cm" svg:height="4.86cm" draw:transform="rotate (0.257959663444762) translate (0.317583310290792cm 21.1260771560484cm)" svg:viewBox="0 0 20104 4861" draw:points="737,4861 0,4666 1231,0 19651,4860 20104,3141">
          <text:p/>
        </draw:polyline>
        <draw:custom-shape draw:style-name="gr2" draw:text-style-name="P3" xml:id="id20" draw:id="id20" draw:layer="layout" svg:width="5.08cm" svg:height="1.016cm" svg:x="11.287cm" svg:y="22.082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24.368cm" svg:x2="13.827cm" svg:y2="23.098cm" draw:start-shape="id17" draw:start-glue-point="4" draw:end-shape="id20" draw:end-glue-point="2" svg:d="M10652 24368v-508h3175v-762" svg:viewBox="0 0 3176 1271">
          <text:p/>
        </draw:connector>
        <draw:line draw:style-name="gr5" draw:text-style-name="P4" draw:layer="layout" svg:x1="13.827cm" svg:y1="22.082cm" svg:x2="13.827cm" svg:y2="20.685cm">
          <text:p/>
        </draw:line>
        <draw:custom-shape draw:style-name="gr1" draw:text-style-name="P2" xml:id="id21" draw:id="id21" draw:layer="layout" svg:width="5.08cm" svg:height="1.016cm" svg:x="21.32cm" svg:y="27.035cm">
          <text:p text:style-name="P1"><text:span text:style-name="T1">ADD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23.86cm" svg:y1="26.146cm" svg:x2="23.86cm" svg:y2="27.035cm" draw:start-shape="id19" draw:start-glue-point="8" draw:end-shape="id21" draw:end-glue-point="0" svg:d="M23860 26146v889" svg:viewBox="0 0 1 890">
          <text:p/>
        </draw:connector>
        <draw:frame draw:style-name="gr9" draw:text-style-name="P7" draw:layer="layout" svg:width="1.143cm" svg:height="0.67cm" svg:x="1.508cm" svg:y="7.061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1.508cm" svg:y="13.665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1.508cm" svg:y="18.491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1.508cm" svg:y="25.095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10.525cm" svg:y="12.43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10.525cm" svg:y="23.86cm">
          <draw:text-box>
            <text:p text:style-name="P6"><text:span text:style-name="T4">Yes</text:span></text:p>
          </draw:text-box>
        </draw:frame>
        <draw:frame draw:style-name="gr9" draw:text-style-name="P7" draw:layer="layout" svg:width="1.143cm" svg:height="0.67cm" svg:x="6.969cm" svg:y="6.969cm">
          <draw:text-box>
            <text:p text:style-name="P6"><text:span text:style-name="T4">No</text:span></text:p>
          </draw:text-box>
        </draw:frame>
        <draw:frame draw:style-name="gr9" draw:text-style-name="P7" draw:layer="layout" svg:width="1.143cm" svg:height="0.67cm" svg:x="6.969cm" svg:y="13.538cm">
          <draw:text-box>
            <text:p text:style-name="P6"><text:span text:style-name="T4">No</text:span></text:p>
          </draw:text-box>
        </draw:frame>
        <draw:frame draw:style-name="gr9" draw:text-style-name="P7" draw:layer="layout" svg:width="1.143cm" svg:height="0.67cm" svg:x="12.811cm" svg:y="13.573cm">
          <draw:text-box>
            <text:p text:style-name="P6"><text:span text:style-name="T4">No</text:span></text:p>
          </draw:text-box>
        </draw:frame>
        <draw:frame draw:style-name="gr9" draw:text-style-name="P7" draw:layer="layout" svg:width="1.143cm" svg:height="0.67cm" svg:x="6.969cm" svg:y="18.364cm">
          <draw:text-box>
            <text:p text:style-name="P6"><text:span text:style-name="T4">No</text:span></text:p>
          </draw:text-box>
        </draw:frame>
        <draw:frame draw:style-name="gr9" draw:text-style-name="P7" draw:layer="layout" svg:width="1.143cm" svg:height="0.67cm" svg:x="6.969cm" svg:y="24.968cm">
          <draw:text-box>
            <text:p text:style-name="P6"><text:span text:style-name="T4">No</text:span></text:p>
          </draw:text-box>
        </draw:frame>
        <draw:frame draw:style-name="gr9" draw:text-style-name="P7" draw:layer="layout" svg:width="1.143cm" svg:height="0.67cm" svg:x="12.811cm" svg:y="24.968cm">
          <draw:text-box>
            <text:p text:style-name="P6"><text:span text:style-name="T4">No</text:span></text:p>
          </draw:text-box>
        </draw:frame>
        <draw:frame draw:style-name="gr10" draw:text-style-name="P9" draw:layer="layout" svg:width="9.017cm" svg:height="0.755cm" svg:x="21.574cm" svg:y="1.134cm">
          <draw:text-box>
            <text:p text:style-name="P8"><text:span text:style-name="T5">Stage 0: Instruction Fetch</text:span></text:p>
          </draw:text-box>
        </draw:frame>
        <draw:frame draw:style-name="gr10" draw:text-style-name="P9" draw:layer="layout" svg:width="9.017cm" svg:height="0.755cm" svg:x="21.574cm" svg:y="5.706cm">
          <draw:text-box>
            <text:p text:style-name="P8"><text:span text:style-name="T5">Stage 1: Instruction Decode</text:span></text:p>
          </draw:text-box>
        </draw:frame>
        <draw:frame draw:style-name="gr10" draw:text-style-name="P9" draw:layer="layout" svg:width="9.017cm" svg:height="0.755cm" svg:x="21.574cm" svg:y="10.532cm">
          <draw:text-box>
            <text:p text:style-name="P8"><text:span text:style-name="T5">Stage 2: Register Fetch</text:span></text:p>
          </draw:text-box>
        </draw:frame>
        <draw:frame draw:style-name="gr10" draw:text-style-name="P9" draw:layer="layout" svg:width="9.017cm" svg:height="0.755cm" svg:x="21.574cm" svg:y="17.136cm">
          <draw:text-box>
            <text:p text:style-name="P8"><text:span text:style-name="T5">Stage 3: Execute</text:span></text:p>
          </draw:text-box>
        </draw:frame>
        <draw:frame draw:style-name="gr10" draw:text-style-name="P9" draw:layer="layout" svg:width="9.017cm" svg:height="0.755cm" svg:x="21.574cm" svg:y="21.962cm">
          <draw:text-box>
            <text:p text:style-name="P8"><text:span text:style-name="T5">Stage 4: Register Write 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CMU Serif2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09:37:20.663568963</meta:creation-date>
    <dc:date>2017-03-23T15:41:19.676839236</dc:date>
    <meta:editing-duration>PT45M22S</meta:editing-duration>
    <meta:editing-cycles>5</meta:editing-cycles>
    <meta:generator>LibreOffice/5.0.6.2$Linux_X86_64 LibreOffice_project/00$Build-2</meta:generator>
    <meta:document-statistic meta:object-count="68"/>
  </office:meta>
</office:document-meta>
</file>